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ny" style:family="paragraph">
      <style:text-properties fo:font-size="12pt" style:font-size-asian="12pt" style:font-size-complex="12pt"/>
    </style:style>
    <style:style style:name="P3" style:parent-style-name="Normalny" style:family="paragraph">
      <style:text-properties fo:font-size="12pt" style:font-size-asian="12pt" style:font-size-complex="12pt"/>
    </style:style>
    <style:style style:name="P4" style:parent-style-name="Normalny" style:family="paragraph">
      <style:text-properties fo:font-size="12pt" style:font-size-asian="12pt" style:font-size-complex="12pt"/>
    </style:style>
    <style:style style:name="P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ny" style:family="paragraph">
      <style:text-properties fo:font-size="12pt" style:font-size-asian="12pt" style:font-size-complex="12pt"/>
    </style:style>
    <style:style style:name="P7" style:parent-style-name="Normalny" style:family="paragraph">
      <style:text-properties fo:font-size="12pt" style:font-size-asian="12pt" style:font-size-complex="12pt"/>
    </style:style>
    <style:style style:name="P8" style:parent-style-name="Normalny" style:family="paragraph">
      <style:text-properties fo:font-size="12pt" style:font-size-asian="12pt" style:font-size-complex="12pt"/>
    </style:style>
    <style:style style:name="P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ny" style:family="paragraph">
      <style:text-properties fo:font-size="12pt" style:font-size-asian="12pt" style:font-size-complex="12pt"/>
    </style:style>
    <style:style style:name="P11" style:parent-style-name="Normalny" style:family="paragraph">
      <style:text-properties fo:font-size="12pt" style:font-size-asian="12pt" style:font-size-complex="12pt"/>
    </style:style>
    <style:style style:name="T12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1.</text:p>
      <text:p text:style-name="P2">Given: Użytkownik zalogowany</text:p>
      <text:p text:style-name="P3">When: Metoda tworzenia sprawy</text:p>
      <text:p text:style-name="P4">Then: Utworzona przez użytkownika sprawa ma unikalne znaki</text:p>
      <text:p text:style-name="P5">2.</text:p>
      <text:p text:style-name="P6">Given: Wybór użytkownika</text:p>
      <text:p text:style-name="P7">When: Metoda przypisania ról</text:p>
      <text:p text:style-name="P8">Then: Użytkownik ma przypisaną rolę</text:p>
      <text:p text:style-name="P9">3.</text:p>
      <text:p text:style-name="P10">Given: Przycisk wysłania dokumentacji</text:p>
      <text:p text:style-name="P11">When: Metoda transakcji dokumentów</text:p>
      <text:p text:style-name="Normalny"><text:span text:style-name="T12">Then: Dokumenty są bezpiecznie wymieniane między jednostkami organizacyjnym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Adamczuk</meta:initial-creator>
    <dc:creator>Dominik Adamczuk</dc:creator>
    <meta:creation-date>2023-02-13T20:11:00Z</meta:creation-date>
    <dc:date>2023-02-13T20:21:00Z</dc:date>
    <meta:template xlink:href="Normal.dotm" xlink:type="simple"/>
    <meta:editing-cycles>1</meta:editing-cycles>
    <meta:editing-duration>PT600S</meta:editing-duration>
    <meta:document-statistic meta:page-count="1" meta:paragraph-count="1" meta:word-count="52" meta:character-count="366" meta:row-count="2" meta:non-whitespace-character-count="315"/>
  </office:meta>
</office:document-meta>
</file>